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center" style:justify-single-word="false"/>
      <style:text-properties officeooo:paragraph-rsid="000eec69"/>
    </style:style>
    <style:style style:name="P2" style:family="paragraph" style:parent-style-name="Text_20_body" style:list-style-name="L1">
      <style:paragraph-properties fo:line-height="100%"/>
      <style:text-properties officeooo:rsid="000eec69" officeooo:paragraph-rsid="000eec69"/>
    </style:style>
    <style:style style:name="P3" style:family="paragraph" style:parent-style-name="Text_20_body" style:list-style-name="L1">
      <style:paragraph-properties fo:line-height="100%"/>
      <style:text-properties officeooo:rsid="000f7825" officeooo:paragraph-rsid="001e3343"/>
    </style:style>
    <style:style style:name="P4" style:family="paragraph" style:parent-style-name="Text_20_body" style:list-style-name="L1">
      <style:paragraph-properties fo:line-height="100%"/>
      <style:text-properties officeooo:rsid="00105e36" officeooo:paragraph-rsid="00105e36"/>
    </style:style>
    <style:style style:name="P5" style:family="paragraph" style:parent-style-name="Text_20_body" style:list-style-name="L1">
      <style:paragraph-properties fo:line-height="100%"/>
      <style:text-properties officeooo:rsid="0010bf82" officeooo:paragraph-rsid="0010bf82"/>
    </style:style>
    <style:style style:name="P6" style:family="paragraph" style:parent-style-name="Text_20_body" style:list-style-name="L1">
      <style:paragraph-properties fo:line-height="100%"/>
      <style:text-properties officeooo:rsid="0014103e" officeooo:paragraph-rsid="0014103e"/>
    </style:style>
    <style:style style:name="P7" style:family="paragraph" style:parent-style-name="Text_20_body" style:list-style-name="L1">
      <style:paragraph-properties fo:line-height="100%"/>
      <style:text-properties officeooo:rsid="001e3343" officeooo:paragraph-rsid="001e3343"/>
    </style:style>
    <style:style style:name="P8" style:family="paragraph" style:parent-style-name="Heading_20_1">
      <style:paragraph-properties fo:line-height="100%" fo:text-align="center" style:justify-single-word="false"/>
      <style:text-properties officeooo:rsid="000eec69" officeooo:paragraph-rsid="000eec69"/>
    </style:style>
    <style:style style:name="T1" style:family="text">
      <style:text-properties officeooo:rsid="00118630"/>
    </style:style>
    <style:style style:name="T2" style:family="text">
      <style:text-properties officeooo:rsid="001e33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Notes on inverting for feature weights.</text:h>
      <text:p text:style-name="P1"/>
      <text:list xml:id="list826586303879707173" text:style-name="L1">
        <text:list-item>
          <text:p text:style-name="P2">Subtracting of the minimum score of 10:</text:p>
          <text:list>
            <text:list-item>
              <text:p text:style-name="P2">All inversions suggested that the “default” parameters necessary to sign up for COTI (“National_ID” or “Passport”) took the minimum value of 10.</text:p>
            </text:list-item>
            <text:list-item>
              <text:p text:style-name="P2">Futher, the differences assigned to “National_ID” and “Passport” were insignificant (smaller than 1% with such a small dataset).</text:p>
            </text:list-item>
            <text:list-item>
              <text:p text:style-name="P2">Therefore: subtract off the default minimum value and assign this value to “Passport” or “National_ID” respectively.</text:p>
            </text:list-item>
          </text:list>
        </text:list-item>
        <text:list-item>
          <text:p text:style-name="P7">Occupation field already considered by employment fields – so use employment fields instead.</text:p>
        </text:list-item>
        <text:list-item>
          <text:p text:style-name="P7">“Self_employed” (6 entries), “Retired” (2 entries), and “Student” (2 entries) grouped together as “Employment_other” due to rarity of these fields.</text:p>
        </text:list-item>
        <text:list-item>
          <text:p text:style-name="P3">Merge “PhD_Doctorate” and Master's fields to Post_graduate field <text:span text:style-name="T2">as </text:span>“PhD_Doctorate” <text:span text:style-name="T2">only had 3 entries.</text:span></text:p>
        </text:list-item>
        <text:list-item>
          <text:p text:style-name="P4">The education fields were made distinct.</text:p>
        </text:list-item>
        <text:list-item>
          <text:p text:style-name="P5">“Citizenship” <text:span text:style-name="T2">and “Country” were not used in the optimization</text:span>.</text:p>
        </text:list-item>
        <text:list-item>
          <text:p text:style-name="P6">The field “Single” was removed as it's complement “Relationship” was already considered.</text:p>
        </text:list-item>
        <text:list-item>
          <text:p text:style-name="P5">All parameters were forced to have a positive value (none of the parameters could be used as penalties which were not already co<text:span text:style-name="T1">nsidered</text:span> by <text:span text:style-name="T1">other, positive, fields).</text:span></text:p>
        </text:list-item>
        <text:list-item>
          <text:p text:style-name="P6">The fields used were:</text:p>
          <text:list>
            <text:list-item>
              <text:p text:style-name="P7">"Age", "Bachelor", "Bank_account", "Bank_reference", "Credit_card_holder", "Credit_history", "Elementary", "Employed", "Employment_other", "Has_license", "Have_grandchildren", "Income", "Income_source_declared", "Insurance", "Investor", "Phone", "Post_graduate", "Proof_of_residence", "Raising_children", "Relationship", "Secondary", "Site", "Social_network_account", "Stable_income", "Stake", "ZIP_code"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de Comarmond</meta:initial-creator>
    <meta:creation-date>2018-07-03T10:36:23.522300048</meta:creation-date>
    <dc:date>2018-07-05T16:13:55.743624066</dc:date>
    <dc:creator>Vincent de Comarmond</dc:creator>
    <meta:editing-duration>PT30M27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212" meta:character-count="1601" meta:non-whitespace-character-count="1415"/>
  </office:meta>
</office:document-meta>
</file>